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Основной_20_текст_20_3">
      <style:paragraph-properties fo:text-align="center" style:justify-single-word="false"/>
      <style:text-properties style:font-name="Arial" fo:font-size="12pt" fo:font-weight="bold" style:font-size-asian="12pt" style:font-weight-asian="bold" style:font-name-complex="Arial"/>
    </style:style>
    <style:style style:name="P2" style:family="paragraph" style:parent-style-name="Основной_20_текст_20_3">
      <style:paragraph-properties fo:text-align="center" style:justify-single-word="false"/>
      <style:text-properties fo:font-weight="bold" style:font-weight-asian="bold"/>
    </style:style>
    <style:style style:name="P3" style:family="paragraph" style:parent-style-name="Основной_20_текст_20_3">
      <style:paragraph-properties fo:text-align="justify" style:justify-single-word="false"/>
    </style:style>
    <style:style style:name="P4" style:family="paragraph" style:parent-style-name="H3">
      <style:text-properties style:font-name="Arial" fo:font-size="12pt" style:font-size-asian="12pt" style:font-name-complex="Arial"/>
    </style:style>
    <style:style style:name="P5" style:family="paragraph" style:parent-style-name="Normal">
      <style:text-properties style:font-name="Arial" style:font-name-complex="Arial"/>
    </style:style>
    <style:style style:name="P6" style:family="paragraph" style:parent-style-name="Normal">
      <style:paragraph-properties fo:margin-left="0in" fo:margin-right="0.3335in" fo:margin-top="0in" fo:margin-bottom="0.0693in" fo:text-align="justify" style:justify-single-word="false" fo:text-indent="0in" style:auto-text-indent="false"/>
    </style:style>
    <style:style style:name="P7" style:family="paragraph" style:parent-style-name="Normal">
      <style:paragraph-properties fo:margin-left="0in" fo:margin-right="0.3335in" fo:margin-top="0in" fo:margin-bottom="0.0693in" fo:text-align="justify" style:justify-single-word="false" fo:text-indent="0in" style:auto-text-indent="false"/>
      <style:text-properties style:font-name="Arial" style:font-name-complex="Arial"/>
    </style:style>
    <style:style style:name="P8" style:family="paragraph" style:parent-style-name="Normal">
      <style:paragraph-properties fo:margin-left="0in" fo:margin-right="0.3335in" fo:margin-top="0in" fo:margin-bottom="0.0693in" fo:text-align="justify" style:justify-single-word="false" fo:text-indent="0in" style:auto-text-indent="false"/>
      <style:text-properties fo:color="#000000" style:font-name="Arial" fo:font-size="12pt" fo:language="en" fo:country="US" fo:font-weight="bold" style:font-size-asian="12pt" style:font-weight-asian="bold" style:font-name-complex="Arial"/>
    </style:style>
    <style:style style:name="P9" style:family="paragraph" style:parent-style-name="Normal">
      <style:paragraph-properties fo:margin-left="0in" fo:margin-right="0.3335in" fo:margin-top="0in" fo:margin-bottom="0.0693in" fo:text-align="center" style:justify-single-word="false" fo:text-indent="0in" style:auto-text-indent="false"/>
      <style:text-properties fo:color="#000000" style:font-name="Arial" fo:font-weight="bold" style:font-weight-asian="bold" style:font-name-complex="Arial"/>
    </style:style>
    <style:style style:name="P10" style:family="paragraph" style:parent-style-name="Normal">
      <style:paragraph-properties fo:margin-left="0in" fo:margin-right="0.3335in" fo:margin-top="0in" fo:margin-bottom="0.0693in" fo:text-align="justify" style:justify-single-word="false" fo:text-indent="0in" style:auto-text-indent="false"/>
      <style:text-properties fo:color="#000000" style:font-name="Arial" fo:language="en" fo:country="US" fo:font-weight="bold" style:font-weight-asian="bold" style:font-name-complex="Arial"/>
    </style:style>
    <style:style style:name="P11" style:family="paragraph" style:parent-style-name="Normal">
      <style:paragraph-properties fo:margin-left="0in" fo:margin-right="0.3335in" fo:margin-top="0in" fo:margin-bottom="0.0693in" fo:text-align="justify" style:justify-single-word="false" fo:text-indent="0in" style:auto-text-indent="false"/>
      <style:text-properties fo:color="#000000" style:font-name="Arial" style:font-name-complex="Arial"/>
    </style:style>
    <style:style style:name="P12" style:family="paragraph" style:parent-style-name="Normal">
      <style:paragraph-properties fo:margin-left="0in" fo:margin-right="0.3335in" fo:margin-top="0in" fo:margin-bottom="0.0693in" fo:text-align="justify" style:justify-single-word="false" fo:text-indent="0in" style:auto-text-indent="false"/>
      <style:text-properties fo:color="#000000"/>
    </style:style>
    <style:style style:name="P13" style:family="paragraph" style:parent-style-name="Text_20_body">
      <style:paragraph-properties fo:margin-left="0in" fo:margin-right="0.3335in" fo:margin-top="0in" fo:margin-bottom="0.0693in" fo:text-align="justify" style:justify-single-word="false" fo:text-indent="0in" style:auto-text-indent="false"/>
      <style:text-properties style:font-name="Arial" fo:font-size="12pt" style:font-size-asian="12pt" style:font-name-complex="Arial"/>
    </style:style>
    <style:style style:name="P14" style:family="paragraph" style:parent-style-name="Normal">
      <style:paragraph-properties fo:margin-left="0in" fo:margin-right="0.3335in" fo:margin-top="0in" fo:margin-bottom="0in" fo:text-align="start" style:justify-single-word="false" fo:text-indent="0in" style:auto-text-indent="false"/>
    </style:style>
    <style:style style:name="P15" style:family="paragraph" style:parent-style-name="Normal">
      <style:paragraph-properties fo:margin-left="0in" fo:margin-right="0in" fo:margin-top="0in" fo:margin-bottom="0.0693in" fo:text-align="justify" style:justify-single-word="false" fo:text-indent="0in" style:auto-text-indent="false"/>
      <style:text-properties fo:color="#000000"/>
    </style:style>
    <style:style style:name="P16" style:family="paragraph" style:parent-style-name="Normal">
      <style:paragraph-properties fo:margin-left="0in" fo:margin-right="0in" fo:margin-top="0in" fo:margin-bottom="0.0693in" fo:text-align="justify" style:justify-single-word="false" fo:text-indent="0in" style:auto-text-indent="false"/>
      <style:text-properties fo:color="#000000" style:font-name="Arial" fo:font-size="12pt" style:font-size-asian="12pt" style:font-name-complex="Arial"/>
    </style:style>
    <style:style style:name="P17" style:family="paragraph" style:parent-style-name="Standard">
      <style:paragraph-properties fo:text-align="center" style:justify-single-word="false"/>
      <style:text-properties style:font-name="Arial" fo:font-size="12pt" fo:font-weight="bold" style:font-size-asian="12pt" style:font-weight-asian="bold" style:font-name-complex="Arial"/>
    </style:style>
    <style:style style:name="P18" style:family="paragraph" style:parent-style-name="Standard">
      <style:text-properties style:font-name="Arial" fo:font-size="12pt" style:font-size-asian="12pt" style:font-name-complex="Arial"/>
    </style:style>
    <style:style style:name="P19" style:family="paragraph" style:parent-style-name="Standard">
      <style:paragraph-properties fo:text-align="justify" style:justify-single-word="false"/>
      <style:text-properties style:font-name="Arial" fo:font-size="12pt" style:font-size-asian="12pt" style:font-name-complex="Arial"/>
    </style:style>
    <style:style style:name="P20" style:family="paragraph" style:parent-style-name="Heading">
      <style:paragraph-properties fo:text-align="start" style:justify-single-word="false"/>
      <style:text-properties fo:font-weight="normal" style:font-weight-asian="normal"/>
    </style:style>
    <style:style style:name="P21" style:family="paragraph" style:parent-style-name="Heading">
      <style:paragraph-properties fo:text-align="start" style:justify-single-word="false"/>
      <style:text-properties fo:font-weight="normal" style:font-name-asian="Arial" style:font-weight-asian="normal"/>
    </style:style>
    <style:style style:name="P22" style:family="paragraph" style:parent-style-name="Heading">
      <style:paragraph-properties fo:text-align="start" style:justify-single-word="false"/>
      <style:text-properties style:font-name="Arial" fo:font-size="12pt" fo:font-weight="normal" style:font-size-asian="12pt" style:font-weight-asian="normal" style:font-name-complex="Arial"/>
    </style:style>
    <style:style style:name="P23" style:family="paragraph" style:parent-style-name="Heading">
      <style:text-properties style:font-name="Arial" fo:font-size="12pt" style:font-size-asian="12pt" style:font-name-complex="Arial"/>
    </style:style>
    <style:style style:name="P24" style:family="paragraph" style:parent-style-name="Heading">
      <style:paragraph-properties fo:margin-top="0in" fo:margin-bottom="0.0693in" fo:text-align="start" style:justify-single-word="false"/>
      <style:text-properties fo:font-weight="normal" style:font-weight-asian="normal"/>
    </style:style>
    <style:style style:name="P25"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
    </style:style>
    <style:style style:name="T1" style:family="text">
      <style:text-properties fo:font-weight="bold" style:font-weight-asian="bold"/>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style:style style:name="T4" style:family="text">
      <style:text-properties style:font-name="Arial" fo:language="en" fo:country="US" fo:font-weight="bold" style:font-weight-asian="bold" style:font-name-complex="Arial"/>
    </style:style>
    <style:style style:name="T5" style:family="text">
      <style:text-properties style:font-name="Arial" fo:language="en" fo:country="US" style:font-name-complex="Arial"/>
    </style:style>
    <style:style style:name="T6" style:family="text">
      <style:text-properties style:font-name="Arial" fo:font-size="12pt" style:font-size-asian="12pt" style:font-name-complex="Arial"/>
    </style:style>
    <style:style style:name="T7" style:family="text">
      <style:text-properties style:font-name="Arial" fo:font-size="12pt" fo:font-weight="bold" style:font-size-asian="12pt" style:font-weight-asian="bold" style:font-name-complex="Arial"/>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size="12pt" fo:font-weight="bold" style:font-size-asian="12pt" style:font-weight-asian="bold"/>
    </style:style>
    <style:style style:name="T11" style:family="text">
      <style:text-properties fo:font-size="12pt" style:font-size-asian="12pt"/>
    </style:style>
    <style:style style:name="T12" style:family="text">
      <style:text-properties fo:color="#000000"/>
    </style:style>
    <style:style style:name="T13" style:family="text">
      <style:text-properties fo:color="#000000" fo:font-size="12pt" style:font-size-asian="12pt"/>
    </style:style>
    <style:style style:name="T14" style:family="text">
      <style:text-properties fo:color="#000000" style:font-name="Arial" fo:font-size="12pt" style:font-size-asian="12pt"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Взвешивания. </text:p>
      <text:p text:style-name="P18"><text:span text:style-name="T1">1.</text:span> За сколько взвешиваний можно определить фальшивую монету на чашечных весах без гирь из 3; 9; 27; 81 монет (фальшивая монета легче остальных)? </text:p>
      <text:p text:style-name="P6"><text:span text:style-name="T4">2.</text:span><text:span text:style-name="T5"> </text:span><text:span text:style-name="T6">Из шести монет две</text:span><text:span text:style-name="T3"> фальшивые, которые весят</text:span><text:span text:style-name="T6"> одинаково</text:span><text:span text:style-name="T3"> и </text:span><text:span text:style-name="T14">легче настоящи</text:span><text:span text:style-name="T3">х. Найти их за 3 взвешивания. </text:span></text:p>
      <text:p text:style-name="P13"><text:span text:style-name="T1">3.</text:span> Имеется 101 монета. Среди них 100 одинаковых настоящих монет и одна фальшивая, отличающаяся от них по весу. Необходимо выяснить, легче или тяжелее фальшивая монета, чем настоящая. Как это сделать при помощи двух взвешиваний на чашечных весах без гирь?</text:p>
      <text:p text:style-name="P19"><text:span text:style-name="T9">4.</text:span><text:span text:style-name="T8"> </text:span>72 алмаза различны по массе.</text:p>
      <text:p text:style-name="P19">а) За какое количество взвешиваний можно определить самый легкий алмаз?</text:p>
      <text:p text:style-name="P19">б) Как за 106 взвешиваний определить самый тяжелый и самый легкий?</text:p>
      <text:p text:style-name="P7"><text:span text:style-name="T1">5</text:span><text:span text:style-name="T10">.</text:span><text:span text:style-name="T11"> </text:span>Есть 101 монета, из которых 50 фальшивых, отличающихся по весу на 1 грамм от настоящих (<text:span text:style-name="T12">м</text:span><text:span text:style-name="T13">онеты весят целое число грамм</text:span><text:span text:style-name="T12">)</text:span><text:span text:style-name="T13">. </text:span>Петя взял одну монету и за одно взвешивание на весах со стрелкой, показывающей разность весов на чашках, хочет определить фальшивая ли она. Сможет ли он это сделать?</text:p>
      <text:p text:style-name="P19"><text:span text:style-name="T1">6. </text:span>Из шести монет две фальшивые, которые весят одинаково, но неизвестно легче или тяжелее остальных. За два взвешивания определите хотя бы одну настоящую монету. </text:p>
      <text:p text:style-name="Text_20_body"><text:span text:style-name="T1">7</text:span><text:span text:style-name="T7">.</text:span><text:span text:style-name="T6"> Есть 10 мешков с монетами. Один из них целиком заполнен фальшивыми монетами, которые на один грамм легче настоящих. За одно взвешивание на весах со стрелкой, показывающей разность весов на чашках, определите фальшивый мешок. </text:span></text:p>
      <text:p text:style-name="P1"/>
      <text:p text:style-name="P2">Дополнительные задачи. </text:p>
      <text:p text:style-name="P18"><text:span text:style-name="T1">8.</text:span> Есть 10 мешков, некоторые из которых целиком заполнены фальшивыми монетами, а все остальные – настоящими. Фальшивая монета на 1 грамм легче настоящей. Про один из мешков точно известно, что он заполнен настоящими монетами. За одно взвешивание на весах со стрелкой определите все фальшивые мешки. </text:p>
      <text:p text:style-name="P3"><text:span text:style-name="T1">9. </text:span><text:span text:style-name="T6">Имеются два жёлтых, два зелёных и два синих слоника. В каждой паре одноцветных один слоник тяжелее другого, причём все тяжёлые слоники весят одинаково, и все лёгкие слоники тоже весят одинаково. <text:s/>Как за два взвешивания на чашечных весах без гирек определить в каждой паре одноцветных тяжёлого слоника?</text:span></text:p>
      <text:p text:style-name="P14"><text:span text:style-name="T4">10. </text:span><text:span text:style-name="T3">Из 12 монет одна </text:span><text:span text:style-name="T5">–</text:span><text:span text:style-name="T14"> фальшивая, причем неизвестно, легче она настоящих или тяжел</text:span><text:span text:style-name="T3">ее. Найти ее за 3 взвешивания. </text:span></text:p>
      <text:p text:style-name="P17"/>
      <text:p text:style-name="P17">Взвешивания. </text:p>
      <text:p text:style-name="P18"><text:span text:style-name="T1">1.</text:span> За сколько взвешиваний можно определить фальшивую монету на чашечных весах без гирь из 3; 9; 27; 81 монет (фальшивая монета легче остальных)? </text:p>
      <text:p text:style-name="P6"><text:span text:style-name="T4">2.</text:span><text:span text:style-name="T5"> </text:span><text:span text:style-name="T6">Из шести монет две</text:span><text:span text:style-name="T3"> фальшивые, которые весят</text:span><text:span text:style-name="T6"> одинаково</text:span><text:span text:style-name="T3"> и </text:span><text:span text:style-name="T14">легче настоящи</text:span><text:span text:style-name="T3">х. Найти их за 3 взвешивания. </text:span></text:p>
      <text:p text:style-name="P13"><text:span text:style-name="T1">3.</text:span> Имеется 101 монета. Среди них 100 одинаковых настоящих монет и одна фальшивая, отличающаяся от них по весу. Необходимо выяснить, легче или тяжелее фальшивая монета, чем настоящая. Как это сделать при помощи двух взвешиваний на чашечных весах без гирь?</text:p>
      <text:p text:style-name="P19"><text:span text:style-name="T9">4.</text:span><text:span text:style-name="T8"> </text:span>72 алмаза различны по массе.</text:p>
      <text:p text:style-name="P19">а) За какое количество взвешиваний можно определить самый легкий алмаз?</text:p>
      <text:p text:style-name="P19">б) Как за 106 взвешиваний определить самый тяжелый и самый легкий?</text:p>
      <text:p text:style-name="P7"><text:span text:style-name="T1">5</text:span><text:span text:style-name="T10">.</text:span><text:span text:style-name="T11"> </text:span>Есть 101 монета, из которых 50 фальшивых, отличающихся по весу на 1 грамм от настоящих (<text:span text:style-name="T12">м</text:span><text:span text:style-name="T13">онеты весят целое число грамм</text:span><text:span text:style-name="T12">)</text:span><text:span text:style-name="T13">. </text:span>Петя взял одну монету и за одно взвешивание на весах со стрелкой, показывающей разность весов на чашках, хочет определить фальшивая ли она. Сможет ли он это сделать?</text:p>
      <text:p text:style-name="P19"><text:span text:style-name="T1">6. </text:span>Из шести монет две фальшивые, которые весят одинаково, но неизвестно легче или тяжелее остальных. За два взвешивания определите хотя бы одну настоящую монету. </text:p>
      <text:p text:style-name="Text_20_body"><text:soft-page-break/><text:span text:style-name="T1">7</text:span><text:span text:style-name="T7">.</text:span><text:span text:style-name="T6"> Есть 10 мешков с монетами. Один из них целиком заполнен фальшивыми монетами, которые на один грамм легче настоящих. За одно взвешивание на весах со стрелкой, показывающей разность весов на чашках, определите фальшивый мешок. </text:span></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4">11.</text:span><text:span text:style-name="T5"> </text:span><text:span text:style-name="T6">В качестве вещественного доказательства суду были предъявлены 14 монет.</text:span><text:span text:style-name="T3"> Суд знает, что 7 из этих монет</text:span><text:span text:style-name="T6"> </text:span><text:span text:style-name="T3">– </text:span><text:span text:style-name="T6">настоящие, а 7 </text:span><text:span text:style-name="T3">–</text:span><text:span text:style-name="T6"> фальшивые (легче настоящих). Адвокат обвиняемого знает, какие именно монеты фальшивые, и хочет убедить в этом суд. Как ему это сделать всего за три взвешивания на чашечных весах?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
      <text:p text:style-name="P9">Запас. </text:p>
      <text:p text:style-name="P12"><text:span text:style-name="T2">8. </text:span><text:span text:style-name="T3">Из 103 монет две –</text:span><text:span text:style-name="T6"> фальшивые (фальшивые монеты одинаковы по весу). За три взвешивания определить, тяжелее они настоящих или легче. </text:span></text:p>
      <text:p text:style-name="P12"><text:soft-page-break/><text:span text:style-name="T3">Из 16 монет одна </text:span><text:span text:style-name="T5">–</text:span><text:span text:style-name="T6"> фальшивая, причем неизвестно, легче она настоящих или тяжелее. Найти ее за</text:span><text:span text:style-name="T3"> 4 взвешивания. </text:span></text:p>
      <text:p text:style-name="P24">На столе в ряд лежат 6 монет. Среди первых четырех есть ровно одна фальшивая монета, среди последних двух – тоже одна фальшивая.</text:p>
      <text:p text:style-name="P20">Настоящие монеты весят одинаково, фальшивые монеты весят одинаково и легче настоящих. Можно ли за два взвешивания на чашечных весах без гирь определить обе фальшивые монеты?</text:p>
      <text:p text:style-name="P20">У Сени с Гришей есть пять монет, из которых три настоящие одного веса, одна фальшивая (легче на 1г) и одна поддельная (тяжелее на 1г). Можно ли за три взвешивания на чашечных весах без стрелок и гирек определить фальшивую и поддельную монеты?</text:p>
      <text:p text:style-name="P21"><text:s/></text:p>
      <text:p text:style-name="P22"/>
      <text:p text:style-name="P23"/>
      <text:p text:style-name="P23"/>
      <text:p text:style-name="P23"/>
      <text:p text:style-name="P23"/>
      <text:p text:style-name="P23"/>
      <text:p text:style-name="P23"/>
      <text:p text:style-name="P4">Решение</text:p>
      <text:p text:style-name="P5">Отложим данную монету в сторону. Разделим остальные 100 монет на две кучки по 50 монет и сравним веса этих кучек. Если они отличаются на четное число грамм, то интересующая нас монета настоящая. Если же разность весов нечетна, то монета фальшивая.</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Взвешивания. </text:p>
      <text:p text:style-name="P18">1. За сколько взвешиваний можно определить фальшивую монету из 3; 9; 27; 81 монеты? </text:p>
      <text:p text:style-name="P18">2. Есть 3 монеты, одна из которых фальшивая, но неизвестно легче она или тяжелее остальных. За два взвешивания определите какая монета фальшивая и легче она или тяжелее остальных.</text:p>
      <text:p text:style-name="P18">3. Имеется 101 монета. Среди них 100 одинаковых настоящих монет и одна фальшивая, отличающаяся от них по весу. Необходимо выяснить, легче или тяжелее фальшивая монета, чем настоящая. Как это сделать при помощи двух взвешиваний на чашечных весах без гирь? ( Взвешиваем по 33 монеты. Если весы уравновесились, то все эти монеты настоящие, а фальшивая – одна из оставшихся. Вторым взвешиванием находим, то , что требуется в задаче. Если же одна из кучек перевесила, значит оставшиеся монеты настоящие, и взвесив 33 настоящие монеты с любой из кучек, определяем в какой кучке фальшивая монета и легче ли она остальных). </text:p>
      <text:p text:style-name="P18">4. Есть 10 мешков с монетами. Один из них целиком заполнен фальшивыми монетами, которые на один грамм легче настоящих. За одно взвешивание на весах со стрелкой, показывающей разность весов на чашках, определите фальшивый мешок. (Например, из первого мешка берем 1 монету, из второго – 2…… из девятого – 9, из десятого – 45. Кладем на одну чашу весов монеты из десятого мешка, на другую – все остальные. Разница покажет какой из мешков фальшивый). </text:p>
      <text:p text:style-name="P18">5. Есть 10 мешков, некоторые из которых целиком заполнены фальшивыми монетами, а все остальные – настоящими. Фальшивая монета на 1 грамм легче настоящей. Про один из <text:soft-page-break/>мешков точно известно, что он заполнен настоящими монетами. За одно взвешивание на весах со стрелкой определите все фальшивые мешки. (Берем из мешков 1, 10,100,…. монет, а монеты из настоящего мешка (столько же) кладем на другую чашу весов). </text:p>
      <text:p text:style-name="P18">6. Есть 100 камней различных по весу. За сколько взвешиваний можно определить самый тяжелый камень? (99). Самый легкий и самый тяжелый камень? (148).</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ru" fo:country="R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text-align="center" style:justify-single-word="false"/>
      <style:text-properties style:font-name="Arial" fo:font-size="12pt" fo:font-weight="bold" style:font-size-asian="12pt" style:font-weight-asian="bold" style:font-name-complex="Arial"/>
    </style:style>
    <style:style style:name="Text_20_body" style:display-name="Text body" style:family="paragraph" style:parent-style-name="Standard" style:class="text">
      <style:text-properties style:font-name="Arial" fo:font-size="12pt" style:font-size-asian="12pt" style:font-name-complex="Ari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paragraph-properties fo:orphans="2" fo:widows="2"/>
      <style:text-properties style:use-window-font-color="true" style:font-name="Times New Roman" fo:font-size="12pt" fo:language="ru" fo:country="RU" style:font-name-asian="Times New Roman" style:font-size-asian="12pt" style:language-asian="ru" style:country-asian="RU" style:font-name-complex="Times New Roman" style:font-size-complex="10pt"/>
    </style:style>
    <style:style style:name="Основной_20_текст_20_2" style:display-name="Основной текст 2" style:family="paragraph" style:parent-style-name="Standard">
      <style:text-properties style:font-name="Arial" fo:font-size="12pt" fo:font-style="italic" style:font-size-asian="12pt" style:font-style-asian="italic" style:font-name-complex="Arial"/>
    </style:style>
    <style:style style:name="Основной_20_текст_20_3" style:display-name="Основной текст 3" style:family="paragraph" style:parent-style-name="Standard">
      <style:paragraph-properties fo:text-align="justify" style:justify-single-word="false"/>
      <style:text-properties style:font-name="Arial" fo:font-size="12pt" style:font-size-asian="12pt" style:font-name-complex="Arial"/>
    </style:style>
    <style:style style:name="H3" style:family="paragraph" style:parent-style-name="Normal" style:next-style-name="Normal">
      <style:paragraph-properties fo:margin-top="0.0693in" fo:margin-bottom="0.0693in" fo:keep-with-next="always"/>
      <style:text-properties fo:font-size="14pt" fo:font-weight="bold" style:font-size-asian="14pt" style:font-weight-asian="bold"/>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3937in"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Занятие №7</dc:title>
    <meta:initial-creator>Блинков Юрий</meta:initial-creator>
    <meta:creation-date>2009-04-15T22:02:00</meta:creation-date>
    <dc:creator>Yura</dc:creator>
    <dc:date>2009-04-18T11:37:00</dc:date>
    <meta:print-date>2009-04-15T22:44:00</meta:print-date>
    <meta:editing-cycles>19</meta:editing-cycles>
    <meta:editing-duration>PT2H12M</meta:editing-duration>
    <meta:generator>LibreOffice/3.5$Linux_X86_64 LibreOffice_project/350m1$Build-2</meta:generator>
    <meta:document-statistic meta:table-count="0" meta:image-count="0" meta:object-count="0" meta:page-count="4" meta:paragraph-count="41" meta:word-count="1056" meta:character-count="6712" meta:non-whitespace-character-count="5672"/>
    <meta:user-defined meta:name="Info 1"/>
    <meta:user-defined meta:name="Info 2"/>
    <meta:user-defined meta:name="Info 3"/>
    <meta:user-defined meta:name="Info 4"/>
  </office:meta>
</office:document-meta>
</file>